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Noto Kufi Arabic" style:font-weight-complex="bold"/>
    </style:style>
    <style:style style:name="P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Noto Kufi Arabic" style:font-weight-complex="bold"/>
    </style:style>
    <style:style style:name="P3"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Noto Kufi Arabic" style:font-weight-complex="bold"/>
    </style:style>
    <style:style style:name="P4"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Noto Kufi Arabic" style:font-weight-complex="bold"/>
    </style:style>
    <style:style style:name="P5"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6"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Noto Kufi Arabic" style:font-weight-complex="bold"/>
    </style:style>
    <style:style style:name="P7"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Noto Kufi Arabic" style:font-weight-complex="bold"/>
    </style:style>
    <style:style style:name="P8"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Noto Kufi Arabic" style:font-weight-complex="bold"/>
    </style:style>
    <style:style style:name="P9"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Noto Kufi Arabic" style:font-weight-complex="bold"/>
    </style:style>
    <style:style style:name="P10"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Noto Kufi Arabic" style:font-weight-complex="bold"/>
    </style:style>
    <style:style style:name="P11"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Noto Kufi Arabic" style:font-weight-complex="bold"/>
    </style:style>
    <style:style style:name="P12"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Noto Kufi Arabic" style:font-weight-complex="bold"/>
    </style:style>
    <style:style style:name="P13"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Noto Kufi Arabic" style:font-weight-complex="bold"/>
    </style:style>
    <style:style style:name="P14" style:family="paragraph" style:parent-style-name="Standard">
      <style:paragraph-properties fo:text-align="end" style:justify-single-word="false"/>
      <style:text-properties style:text-underline-style="none" officeooo:rsid="000b6b69" officeooo:paragraph-rsid="000b6b69" style:font-name-complex="Noto Kufi Arabic"/>
    </style:style>
    <style:style style:name="P15" style:family="paragraph" style:parent-style-name="Standard">
      <style:paragraph-properties fo:text-align="end" style:justify-single-word="false"/>
      <style:text-properties style:text-underline-style="none" officeooo:rsid="000d93fe" officeooo:paragraph-rsid="000d93fe" style:font-name-complex="Noto Kufi Arabic"/>
    </style:style>
    <style:style style:name="P16" style:family="paragraph" style:parent-style-name="Standard">
      <style:paragraph-properties fo:text-align="end" style:justify-single-word="false"/>
      <style:text-properties style:text-underline-style="none" officeooo:rsid="000f022f" officeooo:paragraph-rsid="000f022f" style:font-name-complex="Noto Kufi Arabic"/>
    </style:style>
    <style:style style:name="P17" style:family="paragraph" style:parent-style-name="Standard">
      <style:paragraph-properties fo:text-align="end" style:justify-single-word="false"/>
      <style:text-properties style:text-underline-style="none" officeooo:rsid="00108bb6" officeooo:paragraph-rsid="00108bb6" style:font-name-complex="Noto Kufi Arabic"/>
    </style:style>
    <style:style style:name="P18" style:family="paragraph" style:parent-style-name="Standard">
      <style:paragraph-properties fo:text-align="end" style:justify-single-word="false"/>
      <style:text-properties style:text-underline-style="none" officeooo:rsid="0011d63b" officeooo:paragraph-rsid="0011d63b" style:font-name-complex="Noto Kufi Arabic"/>
    </style:style>
    <style:style style:name="P19" style:family="paragraph" style:parent-style-name="Standard">
      <style:paragraph-properties fo:text-align="end" style:justify-single-word="false"/>
      <style:text-properties style:text-underline-style="none" officeooo:rsid="001293d2" officeooo:paragraph-rsid="001293d2" style:font-name-complex="Noto Kufi Arabic"/>
    </style:style>
    <style:style style:name="P20" style:family="paragraph" style:parent-style-name="Standard">
      <style:paragraph-properties fo:text-align="end" style:justify-single-word="false"/>
      <style:text-properties style:text-underline-style="none" officeooo:rsid="00160f1f" officeooo:paragraph-rsid="00160f1f" style:font-name-complex="Noto Kufi Arabic"/>
    </style:style>
    <style:style style:name="P21" style:family="paragraph" style:parent-style-name="Standard">
      <style:paragraph-properties fo:text-align="end" style:justify-single-word="false"/>
      <style:text-properties style:text-underline-style="none" officeooo:rsid="0017fdb1" officeooo:paragraph-rsid="0017fdb1" style:font-name-complex="Noto Kufi Arabic"/>
    </style:style>
    <style:style style:name="P22" style:family="paragraph" style:parent-style-name="Standard">
      <style:paragraph-properties fo:text-align="end" style:justify-single-word="false"/>
      <style:text-properties style:text-underline-style="none" officeooo:rsid="001b4a21" officeooo:paragraph-rsid="001b4a21" style:font-name-complex="Noto Kufi Arabic"/>
    </style:style>
    <style:style style:name="P23" style:family="paragraph" style:parent-style-name="Standard">
      <style:paragraph-properties fo:text-align="end" style:justify-single-word="false"/>
      <style:text-properties style:text-underline-style="none" officeooo:rsid="001d16fd" officeooo:paragraph-rsid="001d16fd" style:font-name-complex="Noto Kufi Arabic"/>
    </style:style>
    <style:style style:name="P24" style:family="paragraph" style:parent-style-name="Standard">
      <style:paragraph-properties fo:text-align="end" style:justify-single-word="false"/>
      <style:text-properties style:text-underline-style="none" officeooo:rsid="001d462f" officeooo:paragraph-rsid="001d462f" style:font-name-complex="Noto Kufi Arabic"/>
    </style:style>
    <style:style style:name="P25" style:family="paragraph" style:parent-style-name="Standard">
      <style:paragraph-properties fo:text-align="end" style:justify-single-word="false"/>
      <style:text-properties style:text-underline-style="none" officeooo:rsid="001f4050" officeooo:paragraph-rsid="001f4050" style:font-name-complex="Noto Kufi Arabic"/>
    </style:style>
    <style:style style:name="P26" style:family="paragraph" style:parent-style-name="Standard">
      <style:paragraph-properties fo:text-align="end" style:justify-single-word="false"/>
      <style:text-properties style:text-underline-style="none" officeooo:rsid="001f6bb8" officeooo:paragraph-rsid="001f6bb8" style:font-name-complex="Noto Kufi Arabic"/>
    </style:style>
    <style:style style:name="P27" style:family="paragraph" style:parent-style-name="Standard">
      <style:paragraph-properties fo:text-align="end" style:justify-single-word="false"/>
      <style:text-properties style:text-underline-style="none" officeooo:rsid="001f6bb8" officeooo:paragraph-rsid="002119c2" style:font-name-complex="Noto Kufi Arabic"/>
    </style:style>
    <style:style style:name="P28" style:family="paragraph" style:parent-style-name="Standard">
      <style:paragraph-properties fo:text-align="end" style:justify-single-word="false"/>
      <style:text-properties style:text-underline-style="none" officeooo:rsid="001f6bb8" officeooo:paragraph-rsid="0025b080" style:font-name-complex="Noto Kufi Arabic"/>
    </style:style>
    <style:style style:name="P29" style:family="paragraph" style:parent-style-name="Standard">
      <style:paragraph-properties fo:text-align="end" style:justify-single-word="false"/>
      <style:text-properties style:text-underline-style="none" officeooo:rsid="001f6bb8" officeooo:paragraph-rsid="00273307" style:font-name-complex="Noto Kufi Arabic"/>
    </style:style>
    <style:style style:name="P30" style:family="paragraph" style:parent-style-name="Standard">
      <style:paragraph-properties fo:text-align="end" style:justify-single-word="false"/>
      <style:text-properties style:text-underline-style="none" officeooo:rsid="001f6bb8" officeooo:paragraph-rsid="0028f3e0" style:font-name-complex="Noto Kufi Arabic"/>
    </style:style>
    <style:style style:name="P31" style:family="paragraph" style:parent-style-name="Standard">
      <style:paragraph-properties fo:text-align="end" style:justify-single-word="false"/>
      <style:text-properties style:text-underline-style="none" officeooo:rsid="001f6bb8" officeooo:paragraph-rsid="002a7b5f" style:font-name-complex="Noto Kufi Arabic"/>
    </style:style>
    <style:style style:name="P32"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33" style:family="paragraph" style:parent-style-name="Standard">
      <style:paragraph-properties fo:text-align="center" style:justify-single-word="false"/>
      <style:text-properties fo:font-weight="bold" officeooo:rsid="000b6b69" officeooo:paragraph-rsid="000b6b69" style:font-weight-asian="bold" style:font-name-complex="Noto Kufi Arabic" style:font-size-complex="16pt" style:font-weight-complex="bold"/>
    </style:style>
    <style:style style:name="P34" style:family="paragraph" style:parent-style-name="Standard">
      <style:paragraph-properties fo:text-align="end" style:justify-single-word="false"/>
      <style:text-properties fo:font-weight="bold" officeooo:rsid="000b6b69" officeooo:paragraph-rsid="000b6b69" style:font-weight-asian="bold" style:font-name-complex="Noto Kufi Arabic" style:font-weight-complex="bold"/>
    </style:style>
    <style:style style:name="P35" style:family="paragraph" style:parent-style-name="Standard">
      <style:paragraph-properties fo:text-align="end" style:justify-single-word="false"/>
      <style:text-properties officeooo:rsid="000b6b69" officeooo:paragraph-rsid="000b6b69" style:font-name-complex="Noto Kufi Arabic"/>
    </style:style>
    <style:style style:name="P36"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Noto Kufi Arabic" style:font-weight-complex="bold"/>
    </style:style>
    <style:style style:name="P37"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Noto Kufi Arabic" style:font-weight-complex="bold"/>
    </style:style>
    <style:style style:name="P38"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Noto Kufi Arabic" style:font-weight-complex="bold"/>
    </style:style>
    <style:style style:name="P39"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Noto Kufi Arabic" style:font-weight-complex="bold"/>
    </style:style>
    <style:style style:name="P40" style:family="paragraph" style:parent-style-name="Standard">
      <style:paragraph-properties fo:text-align="end" style:justify-single-word="false"/>
      <style:text-properties style:text-underline-style="none" officeooo:rsid="0025b080" officeooo:paragraph-rsid="0025b080" style:font-name-complex="Noto Kufi Arabic"/>
    </style:style>
    <style:style style:name="P41" style:family="paragraph" style:parent-style-name="Standard">
      <style:paragraph-properties fo:text-align="end" style:justify-single-word="false"/>
      <style:text-properties style:text-underline-style="none" officeooo:rsid="00273307" officeooo:paragraph-rsid="00273307" style:font-name-complex="Noto Kufi Arabic"/>
    </style:style>
    <style:style style:name="P42" style:family="paragraph" style:parent-style-name="Standard">
      <style:paragraph-properties fo:text-align="end" style:justify-single-word="false"/>
      <style:text-properties style:text-underline-style="none" officeooo:rsid="0028f3e0" officeooo:paragraph-rsid="0028f3e0" style:font-name-complex="Noto Kufi Arabic"/>
    </style:style>
    <style:style style:name="P43" style:family="paragraph" style:parent-style-name="Standard">
      <style:paragraph-properties fo:text-align="end" style:justify-single-word="false"/>
      <style:text-properties style:text-underline-style="none" officeooo:rsid="002d1a72" officeooo:paragraph-rsid="002d1a72" style:font-name-complex="Noto Kufi Arabic"/>
    </style:style>
    <style:style style:name="T1" style:family="text">
      <style:text-properties officeooo:rsid="000d93fe"/>
    </style:style>
    <style:style style:name="T2" style:family="text">
      <style:text-properties officeooo:rsid="000f022f"/>
    </style:style>
    <style:style style:name="T3" style:family="text">
      <style:text-properties officeooo:rsid="001d16fd"/>
    </style:style>
    <style:style style:name="T4" style:family="text">
      <style:text-properties fo:font-weight="bold" style:font-weight-asian="bold" style:font-weight-complex="bold"/>
    </style:style>
    <style:style style:name="T5" style:family="text">
      <style:text-properties fo:font-weight="bold" officeooo:rsid="0028f3e0" style:font-weight-asian="bold" style:font-weight-complex="bold"/>
    </style:style>
    <style:style style:name="T6" style:family="text">
      <style:text-properties fo:font-weight="bold" officeooo:rsid="00273307" style:font-weight-asian="bold" style:font-weight-complex="bold"/>
    </style:style>
    <style:style style:name="T7" style:family="text">
      <style:text-properties officeooo:rsid="002119c2"/>
    </style:style>
    <style:style style:name="T8" style:family="text">
      <style:text-properties officeooo:rsid="0025b080"/>
    </style:style>
    <style:style style:name="T9" style:family="text">
      <style:text-properties officeooo:rsid="00273307"/>
    </style:style>
    <style:style style:name="T10" style:family="text">
      <style:text-properties officeooo:rsid="0028f3e0"/>
    </style:style>
    <style:style style:name="T11" style:family="text">
      <style:text-properties officeooo:rsid="002a7b5f"/>
    </style:style>
    <style:style style:name="T12" style:family="text">
      <style:text-properties officeooo:rsid="002d1a72"/>
    </style:style>
    <style:style style:name="T13" style:family="text">
      <style:text-properties officeooo:rsid="002eb46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مسند عبدالله بن المبارك</text:p>
      <text:p text:style-name="P34">77 – متفق عليه</text:p>
      <text:p text:style-name="P35">رواه مسلم (783) وأحمد (6/165) من طريق القاسم بن محمد ورواه البخاري (6462<text:span text:style-name="T1">،</text:span>6464<text:span text:style-name="T1">،</text:span>6465) وأبوداود (1368).</text:p>
      <text:p text:style-name="P35">والحديث له ألفاظ كثيرة مروية عن عائشة "رضي الله عنها"</text:p>
      <text:p text:style-name="P35"/>
      <text:p text:style-name="P1">78 – إسناده ضعيف جدا:</text:p>
      <text:p text:style-name="P14">يحيى بن عبيدالله بن موهب هو وأبوه ضعيفان جدا، قال أحمد: أحاديثة مناكير ولايعرف هو ولاأبوه.</text:p>
      <text:p text:style-name="P14">وللحديث شواهد : <text:span text:style-name="T1">حديث عبدالله بن بسر: أن أعربيًا قال: يارسول الله من خير الناس ؟ قال "من طال عمره وحسن عمله" رواه الترمذي (2329) وقال :هذا حديث حسن غريب من هذا الوجه.</text:span></text:p>
      <text:p text:style-name="P15">ورواه بن ماجه(3793) اخرجاه طريق زيد بن الحباب عن معاوية بن صالح عن عمرو بن قيس فذكره.</text:p>
      <text:p text:style-name="P15">وحديث أبي بكرة لانفيع <text:s/>بن الحارث" رواه أحمد (49،47،44/5) <text:span text:style-name="T2">من طرق عن الحسن البصري، ولا يحتج برواية الحسن عن ابي بكرة، إلا إذا صرح بالسماع من طريق ثابت.</text:span></text:p>
      <text:p text:style-name="P16">وله متابع عبدالرحمن بن أبي بكره عن أبيه، ولكن جاء من رواية على بن زيد بن جدعان وهو ضعيف.</text:p>
      <text:p text:style-name="P16"/>
      <text:p text:style-name="P2">79 – إسناده صحيح</text:p>
      <text:p text:style-name="P17">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17"/>
      <text:p text:style-name="P2">80 – متفق عليه.</text:p>
      <text:p text:style-name="P17">رواه البخاري (660-1423-6806) ومسلم (1031) والترمذي (2391) والنسائي(5380) وأحمد (439/2) وبن حبان (4486 – 7338) وأبي داود الطيالسي (2584) ورواه مالك(1591)</text:p>
      <text:p text:style-name="P17">بطرق عن خبيب بن عبدالرحمن عن حفص بن عاصم بن عمر عن أبي هريرة .</text:p>
      <text:p text:style-name="P17">قال أبو حاتم في علل الحديث(2729) لم يضبط حماد، فأدخل فيه الشك، وتخلص، والصحيح عن خبيب عن حفص عن أبي هريرة عن النبي صلي الله عليه وسلم.</text:p>
      <text:p text:style-name="P18"/>
      <text:p text:style-name="P3">81 – صحيح</text:p>
      <text:p text:style-name="P18"><text:soft-page-break/>رواه البخاري (2686 – 2493) والترمذي (2173) وأحمد (297/4 – 298) والحميدي (946)وابن حبان (297-298) والبراز(3298) بطرق عن الشعبي عن النعمان بن بشير.</text:p>
      <text:p text:style-name="P18"/>
      <text:p text:style-name="P3">82 – صحيح لغيره.</text:p>
      <text:p text:style-name="P18">فيه يحيى بن عبيدالله بن عبدالله بن موهب عن ابيه ضعيفان لايحتج بهما.</text:p>
      <text:p text:style-name="P18">قال أحمد: أحاديثه مناكير ولا يعرف هو ولا ابوه.</text:p>
      <text:p text:style-name="P18">أما أصل الحديث في الصحيحن رواه البخاري(6490) ومسلم(2963) والحميدي(1097) والترمذي (2682) وابن ماجه (4142) وأحمد (243/2) وبن حبان في صحيحه (712) وأبو يعلي(6261).</text:p>
      <text:p text:style-name="P18"/>
      <text:p text:style-name="P19">83 – صحيح لغيره. دون لفظه أو تسعي من عافية .</text:p>
      <text:p text:style-name="P19">إسناده ضعيف فيه يحيي عبيدالله عن أبيه وهما ضعيفان احاديثما منكرة <text:s/>رواه البخاري (6463-5673) ومسلم (2816) وابن ماجه (4201) واحمد (2/ 235 – 264 – 343 – 390 – 326 – 466 -473 – 495)</text:p>
      <text:p text:style-name="P19">وابو يعلي (1775 – 6594 – 6243) وابن حبان (348 -660)</text:p>
      <text:p text:style-name="P19"/>
      <text:p text:style-name="P4">84 – صحيح لغيره. </text:p>
      <text:p text:style-name="P5"/>
      <text:p text:style-name="P19">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19">وراه مسلم (1017) والترمذي (2675) والنسائي (2554) وابن ماجه (203) وأحمد (جـ4/ 358 -360 -361 – 362) والدارمي (541) والحميدي (824) من طرق عن جرير بن عبدالله.</text:p>
      <text:p text:style-name="P19">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17"/>
      <text:p text:style-name="P6">85- صحيح </text:p>
      <text:p text:style-name="P20">وراه البخاري (529 – 530) والترمذي (2447) وأحمد(100/3) وأبو يعلي (3330 – 4184 – 4149) ومصنف ابن أبي شيبة (37291) جمعهم من طرق عن أنس بن مالك من قوله.</text:p>
      <text:p text:style-name="P20"/>
      <text:p text:style-name="P7">86 – صحيح </text:p>
      <text:p text:style-name="P21">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21"><text:soft-page-break/></text:p>
      <text:p text:style-name="P7">87 – صحيح</text:p>
      <text:p text:style-name="P21">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21"/>
      <text:p text:style-name="P22"/>
      <text:p text:style-name="P8">88 – إسناده ضعيف</text:p>
      <text:p text:style-name="P22">راه الترمذي (2191)، وابن ماجه (2873) والحميدي (769) ومصنف عبدالرزاق (2085) ومسند عبد بن حميد (864) وأبو يعلي <text:s/>(1101).</text:p>
      <text:p text:style-name="P22">من طرق عن علي بن زيد. قال أحمد وابن معين وغيرهم ضعيف </text:p>
      <text:p text:style-name="P22">- والحديث له فقرات صحيحه من طرق أخري عند مسلم (1738) وغيره <text:span text:style-name="T3">بقوله "لكل غادر لواد يوم القيامة".</text:span></text:p>
      <text:p text:style-name="P22"><text:s/></text:p>
      <text:p text:style-name="P9">89 – صحيح لغيره</text:p>
      <text:p text:style-name="P23">قيه ابو المهزم وهو ضعيف ضعفة أبو حاتم والنسائي ويحي بن معين، وقال فيه بن حجر متروك .</text:p>
      <text:p text:style-name="P23">وله طرق أخري منها مارواه مسلم (2954) واحمد (369/2) والحميدي (1134) وأبو يعلي (6271) منه طرق عن ابي الزناد عن الاعرج عن ابي هريرة مرفوعا، بألفاظ متقاربة.</text:p>
      <text:p text:style-name="P23"/>
      <text:p text:style-name="P9">90 – إسناده ضعيف</text:p>
      <text:p text:style-name="P24">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24"/>
      <text:p text:style-name="P10">91 – إسناده صحيح</text:p>
      <text:p text:style-name="P25">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10">92 -متفق عليه</text:p>
      <text:p text:style-name="P25"><text:soft-page-break/>رواه البخاري (7382 -4812-6519) ومسلم (2787) وابن ماجه (192) واحمد (374/2) والنسائي في الكبري (7645) وابو يعلي (5850).</text:p>
      <text:p text:style-name="P25"/>
      <text:p text:style-name="P10">93 – إسناده ضعيف</text:p>
      <text:p text:style-name="P25">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25"/>
      <text:p text:style-name="P11">94 – متفق عليه</text:p>
      <text:p text:style-name="P26">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26"/>
      <text:p text:style-name="P26"><text:span text:style-name="T4">96-إسناده ضعيف</text:span>: فيه (متدين بن سعد وهو ضعيف)</text:p>
      <text:p text:style-name="P27">رواه احمد (2/174) وابو نعيم في الحله (161) والطبراني في الكبر (88) والحاكم في المستدرك (236) من طرق عن حيي بن عبدالله المعافري وهو ضعيف.</text:p>
      <text:p text:style-name="P12"/>
      <text:p text:style-name="P13">97 – متفق عليه</text:p>
      <text:p text:style-name="P28"><text:span text:style-name="T7">رواه البخاري (6533 – 6864) ومسلم (3178) والترمذي (1454 – 1455) والنسائي (4026 – 4027 – 4028) </text:span><text:span text:style-name="T8">والترمذي (1454) وبن ماجه (2617-2615) وغيرهم من طرق عن ابي وائل عن عبدالله بن مسعود مرفوعا، وروي موقوفا.</text:span></text:p>
      <text:p text:style-name="P28"/>
      <text:p text:style-name="P5">98 - إسناده ضعيف.</text:p>
      <text:p text:style-name="P40">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40">وإسماعيل بن مسلم منكر الحديث قال الترمذي: يضعف الحديث من قبل حفظة، وفي الباب عن ابي هريرة و ابي سعيد الخدري.</text:p>
      <text:p text:style-name="P28"/>
      <text:p text:style-name="P5">99 <text:s/>- متفق عليه.</text:p>
      <text:p text:style-name="P29"><text:span text:style-name="T8">رواه البخاري (4939-103-6536) </text:span><text:span text:style-name="T9">ومسلم (2876) وأبو داود (2691) والترمذي (2596 – 3617) واحمد (جـ6 /47-91-108-206-185) ومسند أبي سعلي (4453) من طرق عن ابن ابي ملكية عن عائشة.</text:span></text:p>
      <text:p text:style-name="P29"><text:soft-page-break/></text:p>
      <text:p text:style-name="P37">100 - إسناده صحيح</text:p>
      <text:p text:style-name="P41">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41">قال الترمذي: حسن غريب ، قال الحاكم: حديص صحيح لم يخرج في الصحيحين وهو علي <text:s/>شرط مسلم.</text:p>
      <text:p text:style-name="P29"/>
      <text:p text:style-name="P30"><text:span text:style-name="T6">101 – متفق عليه </text:span><text:span text:style-name="T9"><text:line-break/>رواه البخاري (4712-3162) ومسلم (194) </text:span><text:span text:style-name="T10">والترمذي (2434) وابن ماجه (3307) وأحمد (331/2) </text:span></text:p>
      <text:p text:style-name="P31"><text:span text:style-name="T10">معني </text:span><text:span text:style-name="T11">(</text:span><text:span text:style-name="T10">ن</text:span><text:span text:style-name="T11">َ</text:span><text:span text:style-name="T10">ه</text:span><text:span text:style-name="T11">َ</text:span><text:span text:style-name="T10">س</text:span><text:span text:style-name="T11">َ)</text:span><text:span text:style-name="T10"> : أي أخذ بأطراف أسنانه.</text:span></text:p>
      <text:p text:style-name="P30"/>
      <text:p text:style-name="P38">102-إسناده ضعيف</text:p>
      <text:p text:style-name="P32"><text:s/>رواه الباومي (2846) والطبراني في المعجم الكبير (جـ17 /887) </text:p>
      <text:p text:style-name="P32">من طرق عن عبدالرحمن بن زياد بن أصم وهو ضعيف . ورشدين بن سعد ضعيف.</text:p>
      <text:p text:style-name="P30"/>
      <text:p text:style-name="P38">103 – إسناده ضعيف</text:p>
      <text:p text:style-name="P32">رواه أحمد (5/ 199) والحاكم في المستدرك (3784) وفيه ابن لهيعة وهو ضعيف وفي الحديص فقرات تصبح لشواهدها. </text:p>
      <text:p text:style-name="P30"/>
      <text:p text:style-name="P30"><text:line-break/><text:span text:style-name="T5">104 - إسناده ضعيف جدًا</text:span></text:p>
      <text:p text:style-name="P32">موسي بن عبيدة الربذي: ضعيف: وأيوب بن خالد فيه لين</text:p>
      <text:p text:style-name="P32">رواه عبد بن حميد (1454) فقال عبيدالله بن أبي رافع عن أبي هريرة وراه الآجري في الشريعة (1009) وضبط اسمه فقال "عبدالله بن رافع".</text:p>
      <text:p text:style-name="P32">وراه طذالك بن المبارك في لانهد والرقائق فقبط عبدالله بن رافع، فعبدالله بن نافع المذكور لم يرو عن أ[ي هريرة فهذا خطأ في الإسناد.</text:p>
      <text:p text:style-name="P32"/>
      <text:p text:style-name="P38">105 – <text:span text:style-name="T12">إسناده صحيح وله شواهد</text:span></text:p>
      <text:p text:style-name="P43">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43"/>
      <text:p text:style-name="P43">106 – إسناده حسن : حكم بن معاوية:صدوق</text:p>
      <text:p text:style-name="P43"><text:soft-page-break/>رواه أ<text:span text:style-name="T13">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39"/>
      <text:p text:style-name="P39">107 – صحيح لغيره </text:p>
      <text:p text:style-name="P43">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43">والمراد به يوم الجمعة ولليهود السبت، وللنصاري الاحد.</text:p>
      <text:p text:style-name="P43"/>
      <text:p text:style-name="P39">108 – الحديث ضعيف</text:p>
      <text:p text:style-name="P43">وراه ابن ماجه (4323) وأ؛مد (212/4) وابو يعلي (1581) وعيد بن حميد (443) والحاكم (8978) والبخاري في التاريخ الكبير (261/2) وقال: إسناده ليس بذاك المشهور.</text:p>
      <text:p text:style-name="P43">والحديص مداره علي عبدالله بن قيس النفعي: وهو مجهول لم يرو عنه داود.</text:p>
      <text:p text:style-name="P43">ليس إسناده بالصافي :قاله علي ابن المذيثي.</text:p>
      <text:p text:style-name="P43"/>
      <text:p text:style-name="P39">109 – متفق عليه </text:p>
      <text:p text:style-name="P43">رواه البخاري (5811-6842) ومسلم (216) وأ؛مد (2 / 302 – 456) والدارمي (8929) والنسائي في الكبري (100/66) </text:p>
      <text:p text:style-name="P43"/>
      <text:p text:style-name="P43"><text:span text:style-name="T4">110 – إسناده ضعيف</text:span></text:p>
      <text:p text:style-name="P43">فيه رشدين بن سعد وهو ضعيف ورواه أحمد (5 /329 – 6 /21) وحميد بن هاني الخولاني المصرى سئل أبو حاتم عنه فقال: صالح</text:p>
      <text:p text:style-name="P43">وقال الحافظ في التقريب: لابأس به.</text:p>
      <text:p text:style-name="P43"/>
      <text:p text:style-name="P39">111- إسناده ضعيف جدا </text:p>
      <text:p text:style-name="P39"/>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Noto Kufi Arabic" svg:font-family="'Noto Kufi Arabic'"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07-23T11:41:57.588483693</dc:date>
    <meta:editing-duration>PT1H42M53S</meta:editing-duration>
    <meta:editing-cycles>22</meta:editing-cycles>
    <meta:generator>LibreOffice/24.2.3.2$Linux_X86_64 LibreOffice_project/420$Build-2</meta:generator>
    <meta:document-statistic meta:table-count="0" meta:image-count="0" meta:object-count="0" meta:page-count="6" meta:paragraph-count="93" meta:word-count="1514" meta:character-count="8407" meta:non-whitespace-character-count="6857"/>
  </office:meta>
</office:document-meta>
</file>